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onospace" svg:font-family="monospace"/>
    <style:font-face style:name="sans-serif" svg:font-family="sans-serif"/>
    <style:font-face style:name="Times New Roman1" svg:font-family="'Times New Roman', 'Times New Roman PS'" style:font-family-generic="roman"/>
    <style:font-face style:name="Times New Roman2" svg:font-family="'Times New Roman', 'Times New Roman PSMT'" style:font-family-generic="roman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4" style:family="paragraph" style:parent-style-name="Default" style:list-style-name="">
      <style:paragraph-properties style:text-autospace="none"/>
      <style:text-properties style:font-name="Times New Roman"/>
    </style:style>
    <style:style style:name="P5" style:family="paragraph" style:parent-style-name="Default" style:list-style-name="">
      <style:paragraph-properties style:text-autospace="non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4" style:family="text">
      <style:text-properties fo:color="#000000" style:font-name="Times New Roman2" fo:font-size="11.5pt" fo:font-weight="normal" style:font-name-asian="Times New Roman2" style:font-size-asian="11.5pt" style:font-weight-asian="normal" style:font-name-complex="Times New Roman2" style:font-size-complex="11.5pt" style:font-weight-complex="normal"/>
    </style:style>
    <style:style style:name="T5" style:family="text">
      <style:text-properties fo:color="#000000" style:text-line-through-style="none" style:font-name="Times New Roman2" fo:font-size="11.5pt" style:text-underline-style="none" fo:font-weight="normal" style:font-name-asian="Times New Roman2" style:font-size-asian="11.5pt" style:font-weight-asian="normal" style:font-name-complex="Times New Roman2" style:font-size-complex="11.5pt" style:font-weight-complex="normal"/>
    </style:style>
    <style:style style:name="T6" style:family="text">
      <style:text-properties fo:color="#000000" style:text-line-through-style="none" style:font-name="Courier New" fo:font-size="11.5pt" style:text-underline-style="none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T7" style:family="text">
      <style:text-properties fo:color="#000000" style:text-line-through-style="none" fo:font-size="11.5pt" style:text-underline-style="none" fo:font-weight="normal" style:font-name-asian="Times New Roman2" style:font-size-asian="11.5pt" style:font-weight-asian="normal" style:font-name-complex="Times New Roman2" style:font-size-complex="11.5pt" style:font-weight-complex="normal"/>
    </style:style>
    <style:style style:name="T8" style:family="text">
      <style:text-properties fo:color="#000000" style:text-line-through-style="none" fo:font-size="11.5pt" style:text-underline-style="none" fo:font-weight="normal" style:font-name-asian="Courier New" style:font-size-asian="11.5pt" style:font-weight-asian="normal" style:font-name-complex="Courier New" style:font-size-complex="11.5pt" style:font-weight-complex="normal"/>
    </style:style>
    <style:style style:name="T9" style:family="text">
      <style:text-properties fo:color="#000000" style:text-line-through-style="none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10" style:family="text">
      <style:text-properties fo:color="#000000" style:text-line-through-style="none" style:text-underline-style="none"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color="#000000" style:text-line-through-style="none" style:text-underline-style="none" fo:font-weight="normal" style:font-name-asian="Courier New" style:font-weight-asian="normal" style:font-name-complex="Courier New" style:font-weight-complex="normal"/>
    </style:style>
    <style:style style:name="T12" style:family="text">
      <style:text-properties fo:color="#000000" style:text-line-through-style="none" style:font-name="Times New Roman1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13" style:family="text">
      <style:text-properties fo:color="#000000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000000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15" style:family="text">
      <style:text-properties fo:color="#000000" fo:font-size="11.5pt" fo:font-weight="normal" style:font-name-asian="Times New Roman2" style:font-size-asian="11.5pt" style:font-weight-asian="normal" style:font-name-complex="Times New Roman2" style:font-size-complex="11.5pt" style:font-weight-complex="normal"/>
    </style:style>
    <style:style style:name="T16" style:family="text">
      <style:text-properties fo:color="#000000" style:font-name-asian="Times New Roman1" style:font-name-complex="Times New Roman1"/>
    </style:style>
    <style:style style:name="T17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18" style:family="text">
      <style:text-properties fo:color="#000000" fo:font-weight="normal" style:font-name-asian="Times New Roman2" style:font-weight-asian="normal" style:font-name-complex="Times New Roman2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erációs rendszerek Bsc</text:p>
      <text:p text:style-name="P3">8.gyak.</text:p>
      <text:p text:style-name="P1">2021. 03. 3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5"><text:soft-page-break/><text:span text:style-name="T17">1. </text:span><text:span text:style-name="T18">Tanulmányozzák a Dr. Vadász Dénes: Operációs rendszerek, 2006. ME, jegyzet Szignálok fejezetet 61- 69 oldalig, majd… </text:span></text:p>
      <text:p text:style-name="P5"><text:span text:style-name="T18"/></text:p>
      <text:p text:style-name="P5"><text:span text:style-name="T10">Értelmezzék a mintapéldákat és oldják meg: </text:span><text:span text:style-name="T11">alarm.c.; alarm_ado.c; alarmra_var.c </text:span><text:span text:style-name="T10">- szintén a jegyzet 68. oldalán található. </text:span></text:p>
      <text:p text:style-name="P5"><text:span text:style-name="T10"/></text:p>
      <text:p text:style-name="P5"><text:span text:style-name="T10">Mentés: SZ7MGG</text:span><text:span text:style-name="T11">_alarm.c.; </text:span><text:span text:style-name="T10">SZ7MGG</text:span><text:span text:style-name="T11">_alarm_ado.c; </text:span><text:span text:style-name="T10">SZ7MGG</text:span><text:span text:style-name="T11">_alarmra_var.c </text:span></text:p>
      <text:p text:style-name="P5"/>
      <text:p text:style-name="P5"/>
      <text:p text:style-name="P4"><text:span text:style-name="T14">2. </text:span><text:span text:style-name="T15">Készítse el a következő feladatot, melyben egy szignálkezelő több szignált is tud kezelni: </text:span></text:p>
      <text:p text:style-name="P4"><text:span text:style-name="T9"/></text:p>
      <text:p text:style-name="P4"><text:span text:style-name="T9">a.) </text:span><text:span text:style-name="T7">Készítsen egy szignál kezelőt (handleSignals), amely a SIGINT (CTRL + C) vagy SIGQUIT (CTRL + \) jelek fogására vagy kezelésére képes. </text:span></text:p>
      <text:p text:style-name="P4"><text:span text:style-name="T9"/></text:p>
      <text:p text:style-name="P4"><text:span text:style-name="T9">b.) </text:span><text:span text:style-name="T7">Ha a felhasználó SIGQUIT jelet generál (akár kill paranccsal, akár billentyűzetről a CTRL + \) a kezelő egyszerűen kiírja az üzenetet visszatérési értékét – a konzolra. </text:span></text:p>
      <text:p text:style-name="P4"><text:span text:style-name="T9"/></text:p>
      <text:p text:style-name="P4"><text:span text:style-name="T9">c.) </text:span><text:span text:style-name="T7">Ha a felhasználó először generálja a SIGINT jelet (akár kill paranccsal, akár billentyűzetről a CTRL + C), akkor a jelet úgy módosítja, hogy a következő alkalommal alapértelmezett műveletet hajtson végre (a SIG_DFL) – kiírás a konzolra. </text:span></text:p>
      <text:p text:style-name="P4"><text:span text:style-name="T9"/></text:p>
      <text:p text:style-name="P4"><text:span text:style-name="T9">d.) </text:span><text:span text:style-name="T7">Ha a felhasználó másodszor generálja a SIGINT jelet, akkor végrehajt egy alapértelmezett műveletet, amely a program befejezése - kiírás a konzolra. </text:span></text:p>
      <text:p text:style-name="P4"><text:span text:style-name="T7"/></text:p>
      <text:p text:style-name="P4"><text:span text:style-name="T7">Mentés: SZ7MGG</text:span><text:span text:style-name="T8">_tobbszignal_kez.c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onospace" svg:font-family="monospace"/>
    <style:font-face style:name="sans-serif" svg:font-family="sans-serif"/>
    <style:font-face style:name="Times New Roman1" svg:font-family="'Times New Roman', 'Times New Roman PS'" style:font-family-generic="roman"/>
    <style:font-face style:name="Times New Roman2" svg:font-family="'Times New Roman', 'Times New Roman PSMT'" style:font-family-generic="roman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9M18S</meta:editing-duration>
    <meta:editing-cycles>5</meta:editing-cycles>
    <meta:generator>OpenOffice/4.1.9$Win32 OpenOffice.org_project/419m1$Build-9805</meta:generator>
    <dc:date>2021-04-06T17:54:18.09</dc:date>
    <dc:creator>Csongor Demján</dc:creator>
    <meta:document-statistic meta:table-count="0" meta:image-count="0" meta:object-count="0" meta:page-count="2" meta:paragraph-count="17" meta:word-count="177" meta:character-count="1310"/>
    <meta:user-defined meta:name="Info 1"/>
    <meta:user-defined meta:name="Info 2"/>
    <meta:user-defined meta:name="Info 3"/>
    <meta:user-defined meta:name="Info 4"/>
  </office:meta>
</office:document-meta>
</file>